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又到了報稅的日子，隨著電腦科技的進步，報稅的方式也從傳統的表格到網路申</text:p>
      <text:p text:style-name="Preformatted_20_Text">請認證申報，尤其今年國稅局更在各媒體上宣導網路申報的好處，製作報稅軟體</text:p>
      <text:p text:style-name="Preformatted_20_Text">光碟免費贈送、網路報稅抽獎、配合HiNet贈送使用時數等各種方式，就是要吸引</text:p>
      <text:p text:style-name="Preformatted_20_Text">民眾使用此管道來完成報稅手續。直至3月31日止，完成網路報稅的民眾也已突</text:p>
      <text:p text:style-name="Preformatted_20_Text">破萬人次，對國稅局而言，此小小的成績算令人欣慰，不過在辦理認證的過程中</text:p>
      <text:p text:style-name="Preformatted_20_Text">，程序繁複，造成許多有心配合政府政策的民眾不小的困擾，如：若非HiNet的使</text:p>
      <text:p text:style-name="Preformatted_20_Text">用者申請認證，得跑中華電信窗口好幾次，既然要跑，乾脆填寫傳統表格算了。</text:p>
      <text:p text:style-name="Preformatted_20_Text">還有贈送的光碟中，內附的二維條碼程式所列印出的稅單申報報表，只能在北區</text:p>
      <text:p text:style-name="Preformatted_20_Text">國稅局使用，中區及南區不接受此報表格式，真可謂「一局兩制」！筆者雖是個</text:p>
      <text:p text:style-name="Preformatted_20_Text">每天活在網路上的人，但也受不了此一擾民程序，決定還是填寫傳統表格報稅，</text:p>
      <text:p text:style-name="Preformatted_20_Text">輕鬆完成此一年度大事。</text:p>
      <text:p text:style-name="Preformatted_20_Text">話說在3月初報稅的時期，接到網路通訊編輯傳來的一篇傳真，希望筆者能提供</text:p>
      <text:p text:style-name="Preformatted_20_Text">些意見，該篇文章是另一名作者所寫有關此次網路報稅安全漏洞的探討，該作者</text:p>
      <text:p text:style-name="Preformatted_20_Text">提出一個很有趣的題目，假設有駭客以假IP冒用使用者，取得其安全憑證資料，</text:p>
      <text:p text:style-name="Preformatted_20_Text">那駭客真的是有如取得銀行金庫鑰匙，可以為所欲為。</text:p>
      <text:p text:style-name="Preformatted_20_Text">【】</text:p>
      <text:p text:style-name="Preformatted_20_Text">民眾使用網路報稅的上網環境不外乎，在家中使用電話撥接至ISP，然後連至GCA</text:p>
      <text:p text:style-name="Preformatted_20_Text">認證中心的網址，此外就是使用公司或公眾區域網路，上線申請。現在我們假設</text:p>
      <text:p text:style-name="Preformatted_20_Text">一位守法納稅的民眾(我們就稱他為小張)，在公司透過區域網路連上Internet，到</text:p>
      <text:p text:style-name="Preformatted_20_Text">GCA認證中心的網頁填寫資料，看看其取得憑證鑰匙的過程中會有什麼狀況。</text:p>
      <text:p text:style-name="Preformatted_20_Text">讓我們回到現實世界，Sniffer原本是協助網管人員或程式設計師，分析封包資料</text:p>
      <text:p text:style-name="Preformatted_20_Text">，解決網路Traffic問題的軟體，但用在駭客手中，卻成為最佳入侵工具。如Dan </text:p>
      <text:p text:style-name="Preformatted_20_Text">Farmer與Wietse Venema所設計之SATAN軟體，可以掃瞄電腦系統與網路的安全漏</text:p>
      <text:p text:style-name="Preformatted_20_Text">洞，發現可能遭人入侵的途徑，網管人員可以防堵此一安全弱點，不過對駭客而</text:p>
      <text:p text:style-name="Preformatted_20_Text">言，它是個能搜集偵查目標系統資料，用準備計畫來進行入侵的理想軟體。如果</text:p>
      <text:p text:style-name="Preformatted_20_Text">今天您有Sniffer類的軟體，只要您鎖定特定的IP位址及所要Listen的封包格式，然</text:p>
      <text:p text:style-name="Preformatted_20_Text">後像漁夫般的撒網出去，等待鎖定的目標完成整個填表註冊動作後，您就可以收</text:p>
      <text:p text:style-name="Preformatted_20_Text">網截取到這頁表格的資料。</text:p>
      <text:p text:style-name="Preformatted_20_Text">此外驗證身分過程還可透過HiNet來進行，也就是說若您是HiNet的使用者，那麼</text:p>
      <text:p text:style-name="Preformatted_20_Text">在填了帳號與密碼，GCA中心就會和HiNet連線，進行您的身分確認，在一個工作</text:p>
      <text:p text:style-name="Preformatted_20_Text">天後，便會以E-Mail通知您是否通過身分檢查，如此您就不用跑到中華電信窗口</text:p>
      <text:p text:style-name="Preformatted_20_Text">辦理身分驗證。雖然這是便民的措施，但好玩的漏洞就在這兒，您也可以看到HiNet</text:p>
      <text:p text:style-name="Preformatted_20_Text">的撥接識別碼變數isp_name為abcdefg，密碼isp_passwd為yesismee，電子郵件位址</text:p>
      <text:p text:style-name="Preformatted_20_Text">E-Mail為abcdefg@ms9.hinet.net，而這些封包資料，透過網路傳送給GCA認證中心</text:p>
      <text:p text:style-name="Preformatted_20_Text">的過程，很有可能會被有心人士從中截取，然後駭客就很高興的用您的HiNet帳號</text:p>
      <text:p text:style-name="Preformatted_20_Text">與密碼，準備下次的入侵行動，哪天您突然發現您HiNet的帳單費用高的離譜，這</text:p>
      <text:p text:style-name="Preformatted_20_Text">可不是HiNet記錯帳喔！或者調查局要求您到案說明，為何您的網路帳號侵入某家</text:p>
      <text:p text:style-name="Preformatted_20_Text">銀行系統，造成嚴重破壞，這時您才發現，原來您的網路鑰匙已被人複製一份了</text:p>
      <text:p text:style-name="Preformatted_20_Text">。</text:p>
      <text:p text:style-name="Preformatted_20_Text">那若是在家中使用撥接的用戶上線申請，是否也會遭到竊聽？理論上若您使用</text:p>
      <text:p text:style-name="Preformatted_20_Text">Modem撥接到ISP的Terminal Server，那別擔心會受其他也是撥接用戶的監視，因</text:p>
      <text:p text:style-name="Preformatted_20_Text">為Terminal Server會過濾不該傳出的封包，但從ISP到GCA認證中心這段的線路，</text:p>
      <text:p text:style-name="Preformatted_20_Text">可就不一定囉！假若有人是從ISP或GCA認證中心的網路下手，突破安全系統，</text:p>
      <text:p text:style-name="Preformatted_20_Text">潛伏在這兩段網路節點中攔截，資料同樣的也會落到他人口袋，因此，還是「小</text:p>
      <text:p text:style-name="Preformatted_20_Text">心能駛萬年船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5" meta:word-count="1353" meta:character-count="1554"/>
    <meta:generator>OpenOffice/4.1.1$Win32 OpenOffice.org_project/411m6$Build-9775</meta:generator>
  </office:meta>
</office:document-meta>
</file>